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en/05_Objekt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2"/>
      <text:p text:style-name="P1">Gegeben ist die <text:s/>HTML-Datei Uebungen/05_Objekte/1formular.html</text:p>
      <text:p text:style-name="P1"/>
      <text:p text:style-name="P1">Folgendes ist zu realisieren:</text:p>
      <text:p text:style-name="P1"/>
      <text:p text:style-name="P3">Erzeugen Sie ein eigenes Objekt mit dem Namen Buch, welches folgende Eigenschaften hat:</text:p>
      <text:p text:style-name="P3"/>
      <text:p text:style-name="P3"><text:tab/><text:tab/>Titel</text:p>
      <text:p text:style-name="P3"><text:tab/><text:tab/>Verlag </text:p>
      <text:p text:style-name="P3"><text:tab/><text:tab/>Seiten </text:p>
      <text:p text:style-name="P3"/>
      <text:p text:style-name="P3">Die Eigenschaften für das Buch sollen von dem Formular eingelesen werden, überprüft und gespeichert werden.</text:p>
      <text:p text:style-name="P3"/>
      <text:p text:style-name="P3">Folgendes soll geprüft werden: </text:p>
      <text:p text:style-name="P3"/>
      <text:p text:style-name="P3"><text:tab/>Sind alle Eingabefelder gesetzt</text:p>
      <text:p text:style-name="P3"/>
      <text:p text:style-name="P3"><text:tab/>Ist die Seitenzahl eine Integer Angabe </text:p>
      <text:p text:style-name="P3"/>
      <text:p text:style-name="P3">Ausserdem soll die Seitenzahl als Integer Wert im Objekt gespeichert werden. </text:p>
      <text:p text:style-name="P3"><text:s/></text:p>
      <text:p text:style-name="P3"/>
      <text:p text:style-name="P3">Alle eingegebenen Bücher sollen ausserdem in einem Array der Bücher gespeichert werden.</text:p>
      <text:p text:style-name="P3"/>
      <text:p text:style-name="P3">Unterhalb der Eingabe wird die HTML-Liste der Bücher als HTML-Liste ausgegeben. Verwenden Sie hierzu das &lt;div&gt; Tag unterhalb des Formulars. </text:p>
      <text:p text:style-name="P3"/>
      <text:p text:style-name="P3"/>
      <text:list xml:id="list7831262599369361307" text:style-name="L1">
        <text:list-item>
          <text:p text:style-name="P5">Aufgabe</text:p>
        </text:list-item>
      </text:list>
      <text:p text:style-name="P3"/>
      <text:p text:style-name="P2"><text:span text:style-name="T1">Erzeugen Sie eine Methode des Objektes Buch mit dem Namen anzeigen(), welche das Buch in der HTML-Formatierung zurückliefer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4-18T21:49:38.96</meta:creation-date>
    <dc:date>2016-04-27T15:18:39.98</dc:date>
    <dc:creator>Yvonne Fitzgerald</dc:creator>
    <meta:editing-duration>PT2H30M2S</meta:editing-duration>
    <meta:editing-cycles>6</meta:editing-cycles>
    <meta:generator>OpenOffice/4.1.1$Win32 OpenOffice.org_project/411m6$Build-9775</meta:generator>
    <meta:document-statistic meta:table-count="1" meta:image-count="0" meta:object-count="0" meta:page-count="1" meta:paragraph-count="22" meta:word-count="128" meta:character-count="968"/>
  </office:meta>
</office:document-meta>
</file>